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Id del caso de prueba</text:p>
          </table:table-cell>
          <table:table-cell office:value-type="string" calcext:value-type="string">
            <text:p>Requerimeitno asociado</text:p>
          </table:table-cell>
          <table:table-cell office:value-type="string" calcext:value-type="string">
            <text:p>Casos de prueba</text:p>
          </table:table-cell>
          <table:table-cell office:value-type="string" calcext:value-type="string">
            <text:p>familia de casos</text:p>
          </table:table-cell>
          <table:table-cell office:value-type="string" calcext:value-type="string">
            <text:p>pasos de la prueba</text:p>
          </table:table-cell>
          <table:table-cell office:value-type="string" calcext:value-type="string">
            <text:p>Datos de la prueba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Ejecutante</text:p>
          </table:table-cell>
          <table:table-cell office:value-type="string" calcext:value-type="string">
            <text:p>Resultado obteni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_01</text:p>
          </table:table-cell>
          <table:table-cell office:value-type="string" calcext:value-type="string">
            <text:p>RF01</text:p>
            <text:p>RF02</text:p>
            <text:p>RF03</text:p>
            <text:p>RF04</text:p>
            <text:p>RF05</text:p>
            <text:p>RF09</text:p>
          </table:table-cell>
          <table:table-cell office:value-type="string" calcext:value-type="string">
            <text:p>Crear maquina virtual con cada perfil</text:p>
          </table:table-cell>
          <table:table-cell office:value-type="string" calcext:value-type="string">
            <text:p>Creacion de Vms</text:p>
          </table:table-cell>
          <table:table-cell office:value-type="string" calcext:value-type="string">
            <text:p>1- Ingresar a la web http://localhost:8080/virtual_machine</text:p>
            <text:p>2- Introducir X cantidad de maquinas a crear </text:p>
          </table:table-cell>
          <table:table-cell office:value-type="string" calcext:value-type="string">
            <text:p>Centos = 1</text:p>
            <text:p>Ubuntu = 1</text:p>
            <text:p>Windows = 1</text:p>
          </table:table-cell>
          <table:table-cell office:value-type="string" calcext:value-type="string">
            <text:p>Correcta Creacion de 3 maquinas virtuales, cada una con un diferente S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U_02</text:p>
          </table:table-cell>
          <table:table-cell office:value-type="string" calcext:value-type="string">
            <text:p>RF01</text:p>
            <text:p>RF02</text:p>
            <text:p>RF03</text:p>
            <text:p>RF04</text:p>
            <text:p>RF05</text:p>
            <text:p>RF08</text:p>
            <text:p>RF09</text:p>
          </table:table-cell>
          <table:table-cell office:value-type="string" calcext:value-type="string">
            <text:p>Crear varias maquina virtual con el mismo perfil</text:p>
          </table:table-cell>
          <table:table-cell office:value-type="string" calcext:value-type="string">
            <text:p>Creacion de Vms</text:p>
          </table:table-cell>
          <table:table-cell office:value-type="string" calcext:value-type="string">
            <text:p>1- Ingresar a la web http://localhost:8080/virtual_machine</text:p>
            <text:p>2- Introducir X&gt;1 cantidad de maquinas a crear </text:p>
          </table:table-cell>
          <table:table-cell office:value-type="string" calcext:value-type="string">
            <text:p>Centos = 0</text:p>
            <text:p>Ubuntu = 3</text:p>
            <text:p>Windows = 0</text:p>
          </table:table-cell>
          <table:table-cell office:value-type="string" calcext:value-type="string">
            <text:p>Correcta Creacion de 3 maquinas virtuales, cada una con el SO Ubuntu1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_03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Tipo de dato incorrecto en la creacion de VM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http://localhost:8080/virtual_machine</text:p>
            <text:p>2- Introducir un string en la  cantidad de maquinas a crear </text:p>
          </table:table-cell>
          <table:table-cell office:value-type="string" calcext:value-type="string">
            <text:p>Centos = hola</text:p>
            <text:p>Ubuntu = 1</text:p>
            <text:p>Windows = 1</text:p>
          </table:table-cell>
          <table:table-cell office:value-type="string" calcext:value-type="string">
            <text:p>Mensaje indicando que se deben utilizar numero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U_04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Dato faltante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http://localhost:8080/virtual_machine</text:p>
            <text:p>2- No introducir datos y poner a crear</text:p>
          </table:table-cell>
          <table:table-cell office:value-type="string" calcext:value-type="string">
            <text:p>Centos = </text:p>
            <text:p>Ubuntu = 1</text:p>
            <text:p>Windows = 1</text:p>
          </table:table-cell>
          <table:table-cell office:value-type="string" calcext:value-type="string">
            <text:p>Mensaje indicando que se deben utilizar numeros como dato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U_05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Navegar entre pestañas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http://localhost:8080/virtual_machine</text:p>
            <text:p>2- Ingresar a cada pestañ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vegacion correcta entre pestañ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_06</text:p>
          </table:table-cell>
          <table:table-cell office:value-type="string" calcext:value-type="string">
            <text:p>RF01</text:p>
            <text:p>RF02</text:p>
            <text:p>RF03</text:p>
            <text:p>RF04</text:p>
            <text:p>RF05</text:p>
            <text:p>RF09</text:p>
          </table:table-cell>
          <table:table-cell office:value-type="string" calcext:value-type="string">
            <text:p>Crear maquinas virtuales parametrizadas</text:p>
          </table:table-cell>
          <table:table-cell office:value-type="string" calcext:value-type="string">
            <text:p>Creacion de Vms</text:p>
          </table:table-cell>
          <table:table-cell office:value-type="string" calcext:value-type="string">
            <text:p>1- Ingresar a la web http://localhost:8080/virtual_machine_parametrizada</text:p>
            <text:p>2- Introducir los datos necesarios</text:p>
          </table:table-cell>
          <table:table-cell office:value-type="string" calcext:value-type="string">
            <text:p>SO = Ubuntu</text:p>
            <text:p>Ram =1024</text:p>
            <text:p>Disco = 15</text:p>
          </table:table-cell>
          <table:table-cell office:value-type="string" calcext:value-type="string">
            <text:p>Correcta creacion de la VM con Ubuntu y las caracteristicas pedid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U_07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Caracteristicas insufcientes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http://localhost:8080/virtual_machine_parametrizada</text:p>
            <text:p>2- Introducir los datos necesarios</text:p>
          </table:table-cell>
          <table:table-cell office:value-type="string" calcext:value-type="string">
            <text:p>SO = Ubuntu</text:p>
            <text:p>Ram =512</text:p>
            <text:p>Disco = 5</text:p>
          </table:table-cell>
          <table:table-cell office:value-type="string" calcext:value-type="string">
            <text:p>Correcta creacion de la VM con Ubuntu y las caracteristicas minimas (1024MB RAM y 15GB de disco)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U_08</text:p>
          </table:table-cell>
          <table:table-cell office:value-type="string" calcext:value-type="string">
            <text:p>RF09</text:p>
            <text:p>RF10</text:p>
          </table:table-cell>
          <table:table-cell office:value-type="string" calcext:value-type="string">
            <text:p>Consultar estado de las Vms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<text:a xlink:href="http://localhost:8080/estados" xlink:type="simple">http://localhost:8080/estado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ecta visualizacoin del estado de las VM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U_09</text:p>
          </table:table-cell>
          <table:table-cell office:value-type="string" calcext:value-type="string">
            <text:p>RF09</text:p>
            <text:p>RF10</text:p>
          </table:table-cell>
          <table:table-cell office:value-type="string" calcext:value-type="string">
            <text:p>Modificar estado de una VM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http://localhost:8080/estados</text:p>
            <text:p>2- Introducir los datos necesarios</text:p>
          </table:table-cell>
          <table:table-cell office:value-type="string" calcext:value-type="string">
            <text:p>prender/apagar</text:p>
          </table:table-cell>
          <table:table-cell office:value-type="string" calcext:value-type="string">
            <text:p>Correcto encendido y apagado de la VM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U_10</text:p>
          </table:table-cell>
          <table:table-cell office:value-type="string" calcext:value-type="string">
            <text:p>RF06</text:p>
            <text:p>RF07</text:p>
            <text:p>RF09</text:p>
          </table:table-cell>
          <table:table-cell office:value-type="string" calcext:value-type="string">
            <text:p>Añadir politicas de las VM</text:p>
          </table:table-cell>
          <table:table-cell office:value-type="string" calcext:value-type="string">
            <text:p>Orquestacion del sistema</text:p>
          </table:table-cell>
          <table:table-cell office:value-type="string" calcext:value-type="string">
            <text:p>1- Ingresar a la web <text:a xlink:href="http://localhost:8080/servicios" xlink:type="simple">http://localhost:8080/servicios</text:a></text:p>
            <text:p>2- Introducir los datos necesarios</text:p>
          </table:table-cell>
          <table:table-cell office:value-type="string" calcext:value-type="string">
            <text:p>Marcar las siguientes opciones en la seccion Centos:</text:p>
            <text:p>Eclipse</text:p>
            <text:p>idle</text:p>
            <text:p>repositorio</text:p>
            <text:p>update</text:p>
            <text:p>usuarios</text:p>
          </table:table-cell>
          <table:table-cell office:value-type="string" calcext:value-type="string">
            <text:p>Adecuacion correcta del estado de la maquina virtual centos de acuerdo a lo pedido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U_11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Ingreso Interfaz web desde maquinas de la red</text:p>
          </table:table-cell>
          <table:table-cell office:value-type="string" calcext:value-type="string">
            <text:p>Interfaz web</text:p>
          </table:table-cell>
          <table:table-cell office:value-type="string" calcext:value-type="string">
            <text:p>1- Ingresar a la web <text:a xlink:href="http://localhost:8080/servicios" xlink:type="simple">http://localhost:8080/servicios</text:a>192,168,0,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ecto ingreso a la interfaz web desde una pc en la red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su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_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_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_106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1:51:26.877513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5-18T15:24:19.611910062</meta:creation-date>
    <dc:date>2016-05-23T13:08:50.608929388</dc:date>
    <dc:creator>juan </dc:creator>
    <meta:editing-duration>PT5H27M28S</meta:editing-duration>
    <meta:editing-cycles>2</meta:editing-cycles>
    <meta:generator>LibreOffice/4.3.7.2$Linux_X86_64 LibreOffice_project/430$Build-2</meta:generator>
    <meta:document-statistic meta:table-count="1" meta:cell-count="214" meta:object-count="0"/>
  </office:meta>
</office:document-meta>
</file>